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E000002794C5920ED73E11747.png" manifest:media-type="image/png"/>
  <manifest:file-entry manifest:full-path="Pictures/1000000000000193000000AA91E52E37F1A8310F.png" manifest:media-type="image/png"/>
  <manifest:file-entry manifest:full-path="Pictures/10000000000000C8000000C8E138DAF5846D21B7.png" manifest:media-type="image/png"/>
  <manifest:file-entry manifest:full-path="Pictures/10000000000006A2000006A035F7BAA08B75648A.jpg" manifest:media-type="image/jpeg"/>
  <manifest:file-entry manifest:full-path="Pictures/100000000000021A000000EB252435B76382411D.jpg" manifest:media-type="image/jpeg"/>
  <manifest:file-entry manifest:full-path="Pictures/10000000000004B00000038441A137551DB634A7.jpg" manifest:media-type="image/jpeg"/>
  <manifest:file-entry manifest:full-path="Pictures/100000000000002000000020B2FF2A327EABC87D.png" manifest:media-type="image/png"/>
  <manifest:file-entry manifest:full-path="Pictures/10000200000000BD00000057DD8672FD505D8888.gif" manifest:media-type="image/gif"/>
  <manifest:file-entry manifest:full-path="Pictures/1000000000000203000001DC7A71418E3B62BED4.jpg" manifest:media-type="image/jpeg"/>
  <manifest:file-entry manifest:full-path="Pictures/100002010000060F000004AEB41E2889BC1CBEEC.png" manifest:media-type="image/png"/>
  <manifest:file-entry manifest:full-path="Pictures/10000000000004B00000043FCA489BFF09FADC0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0.78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41A137551DB634A7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digital para makers con FPGAs 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2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91E52E37F1A8310F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4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252435B76382411D.jpg" xlink:type="simple" xlink:show="embed" xlink:actuate="onLoad">
            <text:p/>
          </draw:image>
        </draw:frame>
        <draw:frame draw:style-name="gr1" draw:text-style-name="P1" draw:layer="layout" svg:width="3.476cm" svg:height="1.6cm" svg:x="13.208cm" svg:y="18.974cm">
          <draw:image xlink:href="Pictures/10000200000000BD00000057DD8672FD505D8888.gif" xlink:type="simple" xlink:show="embed" xlink:actuate="onLoad">
            <text:p/>
          </draw:image>
        </draw:frame>
        <draw:frame draw:style-name="gr1" draw:text-style-name="P1" draw:layer="layout" svg:width="2.11cm" svg:height="1.95cm" svg:x="16.94cm" svg:y="18.624cm">
          <draw:image xlink:href="Pictures/1000000000000203000001DC7A71418E3B62BED4.jpg" xlink:type="simple" xlink:show="embed" xlink:actuate="onLoad">
            <text:p/>
          </draw:image>
        </draw:frame>
        <draw:frame draw:style-name="gr1" draw:text-style-name="P1" draw:layer="layout" svg:width="2.032cm" svg:height="2.032cm" svg:x="19.304cm" svg:y="18.542cm">
          <draw:image xlink:href="Pictures/10000000000000C8000000C8E138DAF5846D21B7.pn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358cm">
          <draw:text-box>
            <text:p text:style-name="P3"><text:span text:style-name="T5">Vídeo 15</text:span><text:span text:style-name="T6">: Servos de rotación continua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B41E2889BC1CBEEC.png" xlink:type="simple" xlink:show="embed" xlink:actuate="onLoad">
            <text:p/>
          </draw:image>
        </draw:frame>
        <draw:frame presentation:style-name="pr3" draw:text-style-name="P10" draw:layer="layout" svg:width="6.858cm" svg:height="0.788cm" svg:x="6.096cm" svg:y="19.571cm">
          <draw:text-box>
            <text:p><text:span text:style-name="T7">Madrid, 2018-Abril-05</text:span></text:p>
          </draw:text-box>
        </draw:frame>
        <draw:frame draw:style-name="gr1" draw:text-style-name="P1" draw:layer="layout" svg:width="10.922cm" svg:height="9.894cm" svg:x="15.748cm" svg:y="5.092cm">
          <draw:image xlink:href="Pictures/10000000000004B00000043FCA489BFF09FADC0D.jpg" xlink:type="simple" xlink:show="embed" xlink:actuate="onLoad">
            <text:p/>
          </draw:image>
        </draw:frame>
        <draw:frame draw:style-name="gr1" draw:text-style-name="P1" draw:layer="layout" svg:width="8.497cm" svg:height="8.225cm" svg:x="2.933cm" svg:y="5.334cm">
          <draw:image xlink:href="Pictures/100002010000028E000002794C5920ED73E11747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4-06T09:09:08.813426886</dc:date>
    <meta:editing-duration>P7DT21H7M52S</meta:editing-duration>
    <meta:editing-cycles>497</meta:editing-cycles>
    <meta:generator>LibreOffice/5.1.6.2$Linux_X86_64 LibreOffice_project/10m0$Build-2</meta:generator>
    <meta:print-date>2017-10-04T10:42:29.653181544</meta:print-date>
    <meta:document-statistic meta:object-count="41"/>
  </office:meta>
</office:document-meta>
</file>